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B000001D0D2F8ACB952C4C6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50d" officeooo:paragraph-rsid="001ee5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eenshot of Class diagram</text:p>
      <text:p text:style-name="P1"/>
      <text:p text:style-name="P1"><draw:frame draw:style-name="fr1" draw:name="Image1" text:anchor-type="paragraph" svg:width="19.091cm" svg:height="10.312cm" draw:z-index="0"><draw:image xlink:href="Pictures/100000000000035B000001D0D2F8ACB952C4C6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49:09.287062012</meta:creation-date>
    <dc:date>2018-01-26T16:51:36.073530286</dc:date>
    <meta:editing-duration>PT2M27S</meta:editing-duration>
    <meta:editing-cycles>1</meta:editing-cycles>
    <meta:document-statistic meta:table-count="0" meta:image-count="1" meta:object-count="0" meta:page-count="1" meta:paragraph-count="1" meta:word-count="4" meta:character-count="27" meta:non-whitespace-character-count="24"/>
    <meta:generator>LibreOffice/5.1.6.2$Linux_X86_64 LibreOffice_project/10m0$Build-2</meta:generator>
  </office:meta>
</office:document-meta>
</file>